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eded" officeooo:paragraph-rsid="0007eded"/>
    </style:style>
    <style:style style:name="T1" style:family="text">
      <style:text-properties officeooo:rsid="0007d7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目前打开sublime的方法：</text:p>
      <text:p text:style-name="Standard">zcm@zcm-Veriton-T650:~/下载$ <text:s/>subl sublime_test.txt</text:p>
      <text:p text:style-name="P1">sublime位于opt/sublime_text_3下</text:p>
      <text:p text:style-name="P1"/>
      <text:p text:style-name="Standard">gnu <text:span text:style-name="T1">radio版本：3.7.14.0</text:span></text:p>
      <text:p text:style-name="Standard"/>
      <text:p text:style-name="Standard">caj打开方式：在/下载/CAJ/CAJViewer7jjb_downcc/目录下输入wine CAJVieweru.ex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9T22:49:34.984253277</meta:creation-date>
    <dc:date>2020-10-10T11:44:19.080528354</dc:date>
    <meta:editing-duration>PT1H9M9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44" meta:character-count="174" meta:non-whitespace-character-count="169"/>
  </office:meta>
</office:document-meta>
</file>